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0238" officeooo:paragraph-rsid="0010ad1c" style:font-weight-asian="bold" style:font-weight-complex="bold"/>
    </style:style>
    <style:style style:name="P2" style:family="paragraph" style:parent-style-name="Standard">
      <style:text-properties fo:font-weight="bold" officeooo:rsid="00155bc0" officeooo:paragraph-rsid="0010ad1c" style:font-weight-asian="bold" style:font-weight-complex="bold"/>
    </style:style>
    <style:style style:name="P3" style:family="paragraph" style:parent-style-name="Standard">
      <style:text-properties fo:font-weight="bold" officeooo:rsid="0010ad1c" officeooo:paragraph-rsid="0010ad1c" style:font-weight-asian="bold" style:font-weight-complex="bold"/>
    </style:style>
    <style:style style:name="P4" style:family="paragraph" style:parent-style-name="Standard">
      <style:text-properties fo:font-weight="bold" officeooo:rsid="0012d009" officeooo:paragraph-rsid="0011f7f4" style:font-weight-asian="bold" style:font-weight-complex="bold"/>
    </style:style>
    <style:style style:name="P5" style:family="paragraph" style:parent-style-name="Standard">
      <style:text-properties fo:font-weight="bold" officeooo:rsid="0012d009" officeooo:paragraph-rsid="0013f4e9" style:font-weight-asian="bold" style:font-weight-complex="bold"/>
    </style:style>
    <style:style style:name="P6" style:family="paragraph" style:parent-style-name="Standard">
      <style:text-properties officeooo:rsid="0004fbc4" officeooo:paragraph-rsid="0010ad1c"/>
    </style:style>
    <style:style style:name="P7" style:family="paragraph" style:parent-style-name="Standard">
      <style:text-properties officeooo:rsid="0007c95d" officeooo:paragraph-rsid="0010ad1c"/>
    </style:style>
    <style:style style:name="T1" style:family="text">
      <style:text-properties officeooo:rsid="0010ad1c"/>
    </style:style>
    <style:style style:name="T2" style:family="text">
      <style:text-properties officeooo:rsid="0012d009"/>
    </style:style>
    <style:style style:name="T3" style:family="text">
      <style:text-properties fo:font-weight="normal" officeooo:rsid="0012d009" style:font-weight-asian="normal" style:font-weight-complex="normal"/>
    </style:style>
    <style:style style:name="T4" style:family="text">
      <style:text-properties fo:font-weight="normal" officeooo:rsid="001372e4" style:font-weight-asian="normal" style:font-weight-complex="normal"/>
    </style:style>
    <style:style style:name="T5" style:family="text">
      <style:text-properties fo:font-weight="normal" officeooo:rsid="0012e279" style:font-weight-asian="normal" style:font-weight-complex="normal"/>
    </style:style>
    <style:style style:name="T6" style:family="text">
      <style:text-properties fo:font-weight="normal" officeooo:rsid="0015b1e7" style:font-weight-asian="normal" style:font-weight-complex="normal"/>
    </style:style>
    <style:style style:name="T7" style:family="text">
      <style:text-properties fo:font-weight="normal" officeooo:rsid="0014bb88" style:font-weight-asian="normal" style:font-weight-complex="normal"/>
    </style:style>
    <style:style style:name="T8" style:family="text">
      <style:text-properties fo:font-weight="normal" officeooo:rsid="0014d133" style:font-weight-asian="normal" style:font-weight-complex="normal"/>
    </style:style>
    <style:style style:name="T9" style:family="text">
      <style:text-properties officeooo:rsid="0007c95d"/>
    </style:style>
    <style:style style:name="T10" style:family="text">
      <style:text-properties officeooo:rsid="0008dd18"/>
    </style:style>
    <style:style style:name="T11" style:family="text">
      <style:text-properties officeooo:rsid="0012e279"/>
    </style:style>
    <style:style style:name="T12" style:family="text">
      <style:text-properties officeooo:rsid="0014d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lder: <text:span text:style-name="T9">View</text:span></text:p>
      <text:p text:style-name="P7">Package: <text:span text:style-name="T10">c</text:span>om.mds.app.view</text:p>
      <text:p text:style-name="P6">Class: <text:span text:style-name="T1">Perfil</text:span>.java</text:p>
      <text:p text:style-name="P6"/>
      <text:p text:style-name="P2">Packages:</text:p>
      <text:p text:style-name="P1"><text:tab/><text:span text:style-name="T2">com.mds.app.view: </text:span><text:span text:style-name="T3">Package containing all the views elements from the application.</text:span></text:p>
      <text:p text:style-name="P1"><text:span text:style-name="T3"/></text:p>
      <text:p text:style-name="P3">Imports:</text:p>
      <text:p text:style-name="P4"><text:tab/>android.app.Activity: <text:span text:style-name="T4">A single thing that the user can do. It basically creates a window where you can place your UI with other elements.</text:span></text:p>
      <text:p text:style-name="P3"><text:tab/>android.content.Context:</text:p>
      <text:p text:style-name="P4"><text:tab/>android.<text:span text:style-name="T11">content.Intent: </text:span><text:span text:style-name="T4">Intent is a messaging object you can use to request an action from another app component. It facilitates the communication between components.</text:span></text:p>
      <text:p text:style-name="P4"><text:tab/><text:span text:style-name="T11">android.os.Bundle: </text:span><text:span text:style-name="T4">A mapping from String values to various Parcelable types.</text:span></text:p>
      <text:p text:style-name="P4"><text:tab/><text:span text:style-name="T11">android.util.Log:</text:span><text:span text:style-name="T5"> </text:span><text:span text:style-name="T4">Basically a Log.</text:span></text:p>
      <text:p text:style-name="P4"><text:tab/><text:span text:style-name="T11">android.view.Menu: </text:span><text:span text:style-name="T7">Interface for managing the items in a menu.</text:span></text:p>
      <text:p text:style-name="P4"><text:tab/><text:span text:style-name="T11">android.view.View: </text:span><text:span text:style-name="T6">Represents the basic building block for UI components.</text:span></text:p>
      <text:p text:style-name="P4"><text:tab/><text:span text:style-name="T11">android.view.View.OnClickListener:</text:span><text:span text:style-name="T5"> </text:span><text:span text:style-name="T6">Interface definition for a callback to be invoked when a view is clicked.</text:span></text:p>
      <text:p text:style-name="P4"><text:tab/><text:span text:style-name="T11">android.widget.ImageButton: </text:span><text:span text:style-name="T4">Basically a button with an image.</text:span></text:p>
      <text:p text:style-name="P3"><text:tab/>android.widget.TextView:</text:p>
      <text:p text:style-name="P4"><text:tab/><text:span text:style-name="T11">android.widget.Toast:</text:span><text:span text:style-name="T5"> </text:span><text:span text:style-name="T6">A view containing a quick little message for the user.</text:span></text:p>
      <text:p text:style-name="P3"><text:tab/>com.facebook.FacebookOPerationCanceledException:</text:p>
      <text:p text:style-name="P3"><text:tab/>com.facebook.Session:</text:p>
      <text:p text:style-name="P3"><text:tab/>com.facebook.SessionState:</text:p>
      <text:p text:style-name="P3"><text:tab/>com.facebook.UiLifecycleHelper:</text:p>
      <text:p text:style-name="P3"><text:tab/>com.facebook.widget.FacebookDialog:</text:p>
      <text:p text:style-name="P5"><text:span text:style-name="T4"><text:tab/></text:span><text:span text:style-name="T12">com.mds.app.R:</text:span><text:span text:style-name="T8"> R class from Android. Auto-generated and NEVER modify anything from this class.</text:span></text:p>
      <text:p text:style-name="P3"><text:tab/>com.mds.app.controller.FavoritosController:</text:p>
      <text:p text:style-name="P3"><text:tab/>com.mds.app.controller.HistoricoController:</text:p>
      <text:p text:style-name="P3"><text:tab/>com.mds.app.controller.ListaController:</text:p>
      <text:p text:style-name="P3"><text:tab/>com.mds.app.model.ProjetoModel:</text:p>
      <text:p text:style-name="P3"/>
      <text:p text:style-name="P3">Variables: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7:40:58.471001000</meta:creation-date>
    <dc:date>2014-04-11T10:24:36.608809000</dc:date>
    <meta:editing-duration>PT2M58S</meta:editing-duration>
    <meta:editing-cycles>1</meta:editing-cycles>
    <meta:document-statistic meta:table-count="0" meta:image-count="0" meta:object-count="0" meta:page-count="1" meta:paragraph-count="29" meta:word-count="153" meta:character-count="1438" meta:non-whitespace-character-count="1290"/>
    <meta:generator>LibreOffice/4.2.2.1$MacOSX_X86_64 LibreOffice_project/3be8cda0bddd8e430d8cda1ebfd581265cca5a0f</meta:generator>
  </office:meta>
</office:document-meta>
</file>